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E0000013477F108D0.png" manifest:media-type="image/png"/>
  <manifest:file-entry manifest:full-path="Pictures/100000000000036D000002121AD4AEB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eacto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6.959cm" svg:height="16.292cm" svg:x="0.4cm" svg:y="2.308cm" presentation:class="graphic" presentation:user-transformed="true">
          <draw:image xlink:href="Pictures/100000000000036D000002121AD4A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9.533cm" svg:x="1.401cm" svg:y="5.4cm" presentation:class="graphic" presentation:user-transformed="true">
          <draw:image xlink:href="Pictures/100000000000032E0000013477F108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03:01.516000000</meta:creation-date>
    <dc:date>2014-10-27T23:21:58.239000000</dc:date>
    <meta:editing-duration>PT1M51S</meta:editing-duration>
    <meta:editing-cycles>2</meta:editing-cycles>
    <meta:generator>LibreOffice/4.3.2.2$Windows_x86 LibreOffice_project/edfb5295ba211bd31ad47d0bad0118690f76407d</meta:generator>
    <meta:document-statistic meta:object-count="33"/>
  </office:meta>
</office:document-meta>
</file>